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8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8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.00.0000</text:date>, <text:time style:data-style-name="N2" text:time-value="23:25:15.6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a.kalugin</meta:initial-creator>
    <meta:creation-date>2015-12-28T14:33:37Z</meta:creation-date>
    <dc:date>2018-04-18T23:28:50.605000000</dc:date>
    <meta:editing-cycles>93</meta:editing-cycles>
    <meta:editing-duration>PT14H55M35S</meta:editing-duration>
    <meta:document-statistic meta:table-count="1" meta:cell-count="334" meta:object-count="0"/>
  </office:meta>
</office:document-meta>
</file>